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8.988cm" svg:x="15.08cm" svg:y="2.451cm">
            <draw:object draw:notify-on-update-of-ranges="Sheet1.A8:Sheet1.A8 Sheet1.A9:Sheet1.A16 Sheet1.B8:Sheet1.B8 Sheet1.B9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5988010374644" calcext:value-type="float">
            <text:p>3,259880103746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58480271565504" calcext:value-type="float">
            <text:p>3,584802715655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35217342201841" calcext:value-type="float">
            <text:p>3,3521734220184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36475120939882" calcext:value-type="float">
            <text:p>3,3647512093988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37512641509443" calcext:value-type="float">
            <text:p>3,3751264150944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29375493185658" calcext:value-type="float">
            <text:p>3,2937549318565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47483726806819" calcext:value-type="float">
            <text:p>3,4748372680681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43109834468432" calcext:value-type="float">
            <text:p>3,43109834468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0:40:53.0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10-08T16:41:40.337000000</dc:date>
    <meta:editing-duration>PT4H42M19S</meta:editing-duration>
    <meta:editing-cycles>2</meta:editing-cycles>
    <meta:document-statistic meta:table-count="1" meta:cell-count="1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4.167cm" svg:y="4.192cm" style:legend-expansion="high" chart:style-name="ch2"/>
        <chart:plot-area chart:style-name="ch3" table:cell-range-address="Sheet1.A8:Sheet1.B16" chart:data-source-has-labels="row" svg:x="0.319cm" svg:y="0.179cm" svg:width="13.529cm" svg:height="8.631cm">
          <chart:coordinate-region svg:x="1.057cm" svg:y="0.381cm" svg:width="12.503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B16" chart:label-cell-address="Sheet1.B8:Sheet1.B8" chart:class="chart:scatter">
            <chart:domain table:cell-range-address="Sheet1.A9:Sheet1.A16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s</text:p>
                <draw:g>
                  <svg:desc>Sheet1.B8:Sheet1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:Sheet1.A16</svg:desc>
                </draw:g>
              </table:table-cell>
              <table:table-cell office:value-type="float" office:value="3.25988010374644">
                <text:p>3.25988010374644</text:p>
                <draw:g>
                  <svg:desc>Sheet1.B9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3.58480271565504">
                <text:p>3.58480271565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3.35217342201841">
                <text:p>3.35217342201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3.36475120939882">
                <text:p>3.36475120939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3.37512641509443">
                <text:p>3.37512641509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">
                <text:p>510</text:p>
              </table:table-cell>
              <table:table-cell office:value-type="float" office:value="3.29375493185658">
                <text:p>3.29375493185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  <table:table-cell office:value-type="float" office:value="3.47483726806819">
                <text:p>3.47483726806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3.43109834468432">
                <text:p>3.43109834468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